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2" style:family="graphic" style:parent-style-name="standard">
      <style:graphic-properties draw:textarea-horizontal-align="justify" draw:textarea-vertical-align="middle" draw:auto-grow-height="false" fo:min-height="0.892cm" fo:min-width="0.785cm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 fo:min-height="1.251cm" fo:min-width="1.80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marker-end="Arrow" draw:textarea-horizontal-align="justify" draw:textarea-vertical-align="middle" draw:auto-grow-height="false" fo:min-height="1.851cm" fo:min-width="2.024cm"/>
    </style:style>
    <style:style style:name="gr8" style:family="graphic" style:parent-style-name="standard">
      <style:graphic-properties draw:textarea-horizontal-align="justify" draw:textarea-vertical-align="middle" draw:auto-grow-height="false" fo:min-height="1.251cm" fo:min-width="1.8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Roboto" fo:font-size="9pt" style:font-size-asian="9pt" style:font-size-complex="9pt"/>
    </style:style>
    <style:style style:name="P3" style:family="paragraph">
      <style:paragraph-properties fo:text-align="center"/>
      <style:text-properties style:use-window-font-color="true" style:font-name="Roboto" fo:font-size="9pt" style:font-size-asian="9pt" style:font-size-complex="9pt"/>
    </style:style>
    <style:style style:name="T1" style:family="text">
      <style:text-properties style:font-name="Roboto" fo:font-size="9pt" style:font-size-asian="9pt" style:font-size-complex="9pt"/>
    </style:style>
    <style:style style:name="T2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4cm" svg:height="2cm" svg:x="13cm" svg:y="8cm">
          <text:p text:style-name="P1"><text:span text:style-name="T1">telemetry</text:span></text:p>
          <text:p text:style-name="P1"><text:span text:style-name="T1">has been</text:span></text:p>
          <text:p text:style-name="P1"><text:span text:style-name="T1">upd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4" draw:id="id4" draw:layer="layout" svg:width="1.5cm" svg:height="1.6cm" svg:x="18.4cm" svg:y="8.2cm">
          <text:p text:style-name="P1"><text:span text:style-name="T1">10ms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" draw:text-style-name="P2" xml:id="id2" draw:id="id2" draw:layer="layout" svg:width="4cm" svg:height="2cm" svg:x="13cm" svg:y="10.9cm">
          <text:p text:style-name="P2">Is FC </text:p>
          <text:p text:style-name="P2">connecte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svg:x1="15cm" svg:y1="10cm" svg:x2="15cm" svg:y2="10.9cm" draw:start-shape="id1" draw:start-glue-point="6" draw:end-shape="id2" draw:end-glue-point="4" svg:d="M15000 10000v900" svg:viewBox="0 0 1 901">
          <text:p text:style-name="P2">yes</text:p>
        </draw:connector>
        <draw:custom-shape draw:style-name="gr4" draw:text-style-name="P2" xml:id="id3" draw:id="id3" draw:layer="layout" svg:width="3.5cm" svg:height="1.5cm" svg:x="18.85cm" svg:y="11.15cm">
          <text:p text:style-name="P2">DISCONNECTED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5" draw:text-style-name="P2" draw:layer="layout" svg:x1="17cm" svg:y1="11.9cm" svg:x2="18.85cm" svg:y2="11.9cm" draw:start-shape="id2" draw:start-glue-point="7" draw:end-shape="id3" draw:end-glue-point="5" svg:d="M17000 11900h1850" svg:viewBox="0 0 1851 1">
          <text:p text:style-name="P2">no</text:p>
        </draw:connector>
        <draw:connector draw:style-name="gr5" draw:text-style-name="P2" draw:layer="layout" svg:x1="17cm" svg:y1="9cm" svg:x2="18.4cm" svg:y2="9cm" draw:start-shape="id1" draw:start-glue-point="7" draw:end-shape="id4" draw:end-glue-point="5" svg:d="M17000 9000h1400" svg:viewBox="0 0 1401 1">
          <text:p text:style-name="P2">no</text:p>
        </draw:connector>
        <draw:connector draw:style-name="gr6" draw:text-style-name="P2" draw:layer="layout" svg:x1="22.35cm" svg:y1="11.9cm" svg:x2="19.9cm" svg:y2="9cm" draw:start-shape="id3" draw:start-glue-point="7" draw:end-shape="id4" svg:d="M22350 11900h502v-2900h-2952" svg:viewBox="0 0 2953 2901">
          <text:p/>
        </draw:connector>
        <draw:connector draw:style-name="gr6" draw:text-style-name="P2" draw:layer="layout" svg:x1="19.15cm" svg:y1="8.2cm" svg:x2="15cm" svg:y2="4.95cm" draw:start-shape="id4" draw:start-glue-point="4" draw:end-shape="id5" draw:end-glue-point="0" svg:d="M19150 8200v-3751h-4150v501" svg:viewBox="0 0 4151 3752">
          <text:p/>
        </draw:connector>
        <draw:custom-shape draw:style-name="gr1" draw:text-style-name="P2" xml:id="id6" draw:id="id6" draw:layer="layout" svg:width="4cm" svg:height="2cm" svg:x="13cm" svg:y="14.2cm">
          <text:p text:style-name="P2">Is FC arme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2" draw:layer="layout" svg:x1="15cm" svg:y1="12.9cm" svg:x2="15cm" svg:y2="14.2cm" draw:start-shape="id2" draw:start-glue-point="6" draw:end-shape="id6" draw:end-glue-point="4" svg:d="M15000 12900v1300" svg:viewBox="0 0 1 1301">
          <text:p text:style-name="P2">yes</text:p>
        </draw:connector>
        <draw:custom-shape draw:style-name="gr4" draw:text-style-name="P3" xml:id="id7" draw:id="id7" draw:layer="layout" svg:width="3.5cm" svg:height="1.5cm" svg:x="18.8cm" svg:y="14.45cm">
          <text:p text:style-name="P3"><text:span text:style-name="T2">DISARMED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5" draw:text-style-name="P2" draw:layer="layout" svg:x1="17cm" svg:y1="15.2cm" svg:x2="18.8cm" svg:y2="15.2cm" draw:start-shape="id6" draw:start-glue-point="7" draw:end-shape="id7" svg:d="M17000 15200h1800" svg:viewBox="0 0 1801 1">
          <text:p text:style-name="P2">no</text:p>
        </draw:connector>
        <draw:connector draw:style-name="gr6" draw:text-style-name="P2" draw:layer="layout" svg:x1="22.3cm" svg:y1="15.2cm" svg:x2="22.847cm" svg:y2="11.893cm" draw:start-shape="id7" draw:start-glue-point="7" svg:d="M22300 15200h525v-3307h22" svg:viewBox="0 0 548 3308">
          <text:p/>
        </draw:connector>
        <draw:custom-shape draw:style-name="gr7" draw:text-style-name="P2" xml:id="id8" draw:id="id8" draw:layer="layout" svg:width="3.3cm" svg:height="2.1cm" svg:x="13.35cm" svg:y="17.4cm">
          <text:p text:style-name="P2">Draw OSD</text:p>
          <text:p text:style-name="P2">panel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9" draw:id="id9" draw:layer="layout" svg:width="4cm" svg:height="2cm" svg:x="13cm" svg:y="20.3cm">
          <text:p text:style-name="P2">Vbatt &lt; Vlow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2" draw:layer="layout" svg:x1="15cm" svg:y1="16.2cm" svg:x2="15cm" svg:y2="17.4cm" draw:start-shape="id6" draw:start-glue-point="6" draw:end-shape="id8" draw:end-glue-point="0" svg:d="M15000 16200v1200" svg:viewBox="0 0 1 1201">
          <text:p text:style-name="P2">yes</text:p>
        </draw:connector>
        <draw:connector draw:style-name="gr6" draw:text-style-name="P2" draw:layer="layout" svg:x1="15cm" svg:y1="19.5cm" svg:x2="15cm" svg:y2="20.3cm" draw:start-shape="id8" draw:start-glue-point="2" draw:end-shape="id9" draw:end-glue-point="4" svg:d="M15000 19500v800" svg:viewBox="0 0 1 801">
          <text:p/>
        </draw:connector>
        <draw:custom-shape draw:style-name="gr8" draw:text-style-name="P2" xml:id="id10" draw:id="id10" draw:layer="layout" svg:width="3.5cm" svg:height="1.5cm" svg:x="18.85cm" svg:y="20.55cm">
          <text:p text:style-name="P2">BATTERY LOW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5" draw:text-style-name="P2" draw:layer="layout" svg:x1="17cm" svg:y1="21.3cm" svg:x2="18.85cm" svg:y2="21.3cm" draw:start-shape="id9" draw:start-glue-point="7" draw:end-shape="id10" draw:end-glue-point="5" svg:d="M17000 21300h1850" svg:viewBox="0 0 1851 1">
          <text:p text:style-name="P2">yes</text:p>
        </draw:connector>
        <draw:connector draw:style-name="gr6" draw:text-style-name="P2" draw:layer="layout" svg:x1="22.35cm" svg:y1="21.3cm" svg:x2="22.833cm" svg:y2="15.174cm" draw:start-shape="id10" draw:start-glue-point="7" svg:d="M22350 21300h502v-6126h-19" svg:viewBox="0 0 503 6127">
          <text:p/>
        </draw:connector>
        <draw:custom-shape draw:style-name="gr7" draw:text-style-name="P2" xml:id="id5" draw:id="id5" draw:layer="layout" svg:width="3.3cm" svg:height="2.1cm" svg:x="13.35cm" svg:y="4.95cm">
          <text:p text:style-name="P2">Read</text:p>
          <text:p text:style-name="P2">telemetry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2" draw:layer="layout" svg:x1="15cm" svg:y1="7.05cm" svg:x2="15cm" svg:y2="8cm" draw:start-shape="id5" draw:start-glue-point="2" draw:end-shape="id1" draw:end-glue-point="4" svg:d="M15000 7050v950" svg:viewBox="0 0 1 951">
          <text:p/>
        </draw:connector>
        <draw:custom-shape draw:style-name="gr1" draw:text-style-name="P2" xml:id="id11" draw:id="id11" draw:layer="layout" svg:width="4cm" svg:height="2cm" svg:x="13cm" svg:y="23.5cm">
          <text:p text:style-name="P2">RSSI enabled &amp;&amp;</text:p>
          <text:p text:style-name="P2">RSSI level &lt; 2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2" draw:layer="layout" svg:x1="15cm" svg:y1="22.3cm" svg:x2="15cm" svg:y2="23.5cm" draw:start-shape="id9" draw:start-glue-point="6" draw:end-shape="id11" draw:end-glue-point="4" svg:d="M15000 22300v1200" svg:viewBox="0 0 1 1201">
          <text:p text:style-name="P2">no</text:p>
        </draw:connector>
        <draw:custom-shape draw:style-name="gr8" draw:text-style-name="P2" xml:id="id12" draw:id="id12" draw:layer="layout" svg:width="3.5cm" svg:height="1.5cm" svg:x="19cm" svg:y="23.75cm">
          <text:p text:style-name="P2">RSSI LOW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5" draw:text-style-name="P2" draw:layer="layout" svg:x1="17cm" svg:y1="24.5cm" svg:x2="19cm" svg:y2="24.5cm" draw:start-shape="id11" draw:start-glue-point="7" draw:end-shape="id12" draw:end-glue-point="5" svg:d="M17000 24500h2000" svg:viewBox="0 0 2001 1">
          <text:p text:style-name="P2">yes</text:p>
        </draw:connector>
        <draw:connector draw:style-name="gr6" draw:text-style-name="P2" draw:layer="layout" draw:line-skew="-0.152cm" svg:x1="22.5cm" svg:y1="24.5cm" svg:x2="22.83cm" svg:y2="21.299cm" draw:start-shape="id12" draw:start-glue-point="7" svg:d="M22500 24500h350v-3201h-20" svg:viewBox="0 0 351 32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Roboto1" fo:font-family="Roboto" style:font-style-name="Обычный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1T04:37:23.760977150</meta:creation-date>
    <dc:date>2015-01-11T05:23:42.849462908</dc:date>
    <meta:editing-duration>PT15M12S</meta:editing-duration>
    <meta:editing-cycles>3</meta:editing-cycles>
    <meta:generator>LibreOffice/4.3.3.2$Linux_X86_64 LibreOffice_project/430m0$Build-2</meta:generator>
    <meta:document-statistic meta:object-count="28"/>
  </office:meta>
</office:document-meta>
</file>